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than Szlovak</text:p>
      <text:p text:style-name="Standard"/>
      <text:p text:style-name="Standard">Exercise 1, Part 1</text:p>
      <text:p text:style-name="Standard"><draw:frame draw:style-name="fr1" draw:name="graphics1" text:anchor-type="as-char" svg:width="10.0209in" svg:height="4.5417in" draw:z-index="0"><draw:image xlink:href="https://i.gyazo.com/6839ba6b7c6667ea75393dfa1c5a7f04.png" xlink:type="simple" xlink:show="embed" xlink:actuate="onLoad"/></draw:frame></text:p>
      <text:p text:style-name="Standard"/>
      <text:p text:style-name="Standard">Exercise 1, Part 2 </text:p>
      <text:p text:style-name="Standard"><draw:frame draw:style-name="fr1" draw:name="graphics2" text:anchor-type="as-char" svg:width="9.8646in" svg:height="0.5728in" draw:z-index="1"><draw:image xlink:href="https://i.gyazo.com/483e4a596cd3409b1ccafb84a1750b66.png" xlink:type="simple" xlink:show="embed" xlink:actuate="onLoad"/></draw:frame> </text:p>
      <text:p text:style-name="Standard"/>
      <text:p text:style-name="Standard">Exercise 1, Part 3</text:p>
      <text:p text:style-name="Standard"><draw:frame draw:style-name="fr1" draw:name="graphics3" text:anchor-type="as-char" svg:width="10.0209in" svg:height="1.0417in" draw:z-index="2"><draw:image xlink:href="https://i.gyazo.com/862c5e50277d0b6f42aa38be63945508.png" xlink:type="simple" xlink:show="embed" xlink:actuate="onLoad"/></draw:frame> </text:p>
      <text:p text:style-name="Standard"/>
      <text:p text:style-name="Standard">Exercise 2, Part 1</text:p>
      <text:p text:style-name="Standard"><draw:frame draw:style-name="fr1" draw:name="graphics4" text:anchor-type="as-char" svg:width="9.8957in" svg:height="1.25in" draw:z-index="3"><draw:image xlink:href="https://i.gyazo.com/f492189f9460ef409e4b9284322c48bc.png" xlink:type="simple" xlink:show="embed" xlink:actuate="onLoad"/></draw:frame> </text:p>
      <text:p text:style-name="Standard"><text:soft-page-break/><draw:frame draw:style-name="fr1" draw:name="graphics5" text:anchor-type="as-char" svg:width="7.5417in" svg:height="3.2291in" draw:z-index="4"><draw:image xlink:href="https://i.gyazo.com/e110de127348623e77ee8705d48bf16b.png" xlink:type="simple" xlink:show="embed" xlink:actuate="onLoad"/></draw:frame> </text:p>
      <text:p text:style-name="Standard"/>
      <text:p text:style-name="Standard"><draw:frame draw:style-name="fr1" draw:name="graphics6" text:anchor-type="as-char" svg:width="9.802in" svg:height="2.9272in" draw:z-index="5"><draw:image xlink:href="https://gyazo.com/2861f99ab0548ef92dede8693e81b839.png" xlink:type="simple" xlink:show="embed" xlink:actuate="onLoad"/></draw:frame><text:line-break/></text:p>
      <text:p text:style-name="Standard">Exercise 3, Part 1</text:p>
      <text:p text:style-name="Standard"/>
      <text:p text:style-name="Standard"><draw:frame draw:style-name="fr2" draw:name="graphics7" text:anchor-type="as-char" svg:y="-2.0417in" svg:width="8.2189in" svg:height="1.9374in" draw:z-index="6"><draw:image xlink:href="https://gyazo.com/ed7e8a35e7b89d485981cc3b65828ae9.png" xlink:type="simple" xlink:show="embed" xlink:actuate="onLoad"/></draw:frame><text:line-break/><text:soft-page-break/><draw:frame draw:style-name="fr1" draw:name="graphics8" text:anchor-type="as-char" svg:width="9.9583in" svg:height="0.8854in" draw:z-index="7"><draw:image xlink:href="https://gyazo.com/31754f0b44d8a1b979ba488b9f98f000.png" xlink:type="simple" xlink:show="embed" xlink:actuate="onLoad"/></draw:frame><text:line-break/></text:p>
      <text:p text:style-name="Standard"><draw:frame draw:style-name="fr1" draw:name="graphics9" text:anchor-type="as-char" svg:width="5.5728in" svg:height="0.4898in" draw:z-index="8"><draw:image xlink:href="https://gyazo.com/25ab41e4070f55644e6348f67a8a8bc7.png" xlink:type="simple" xlink:show="embed" xlink:actuate="onLoad"/></draw:frame></text:p>
      <text:p text:style-name="Standard"><draw:frame draw:style-name="fr1" draw:name="graphics10" text:anchor-type="as-char" svg:width="7.4791in" svg:height="0.3228in" draw:z-index="9"><draw:image xlink:href="https://gyazo.com/4b53cf127cd204d617abf948096373fb.png" xlink:type="simple" xlink:show="embed" xlink:actuate="onLoad"/></draw:frame></text:p>
      <text:p text:style-name="Standard"><draw:frame draw:style-name="fr2" draw:name="graphics11" text:anchor-type="as-char" svg:y="-0.6571in" svg:width="5.9583in" svg:height="0.6563in" draw:z-index="10"><draw:image xlink:href="https://gyazo.com/17aa9b19fb2610359f593bb93764699e.png" xlink:type="simple" xlink:show="embed" xlink:actuate="onLoad"/></draw:frame><text:line-break/><draw:frame draw:style-name="fr2" draw:name="graphics12" text:anchor-type="as-char" svg:y="-0.552in" svg:width="5.9583in" svg:height="0.4374in" draw:z-index="11"><draw:image xlink:href="https://gyazo.com/c3887435230a3c23bfd47e24e10ea3e7.png" xlink:type="simple" xlink:show="embed" xlink:actuate="onLoad"/></draw:frame><text:line-break/><draw:frame draw:style-name="fr3" draw:name="graphics13" text:anchor-type="as-char" svg:width="12.2874in" svg:height="5.5665in" draw:z-index="12"><draw:image xlink:href="https://gyazo.com/9f2d2f7dec0d4b9b094c27d48ada680c.png" xlink:type="simple" xlink:show="embed" xlink:actuate="onLoad"/></draw:frame><text:line-break/></text:p>
      <text:p text:style-name="Standard">Exercise 4, Par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0T21:17:37.56</meta:creation-date>
    <meta:document-statistic meta:table-count="0" meta:image-count="13" meta:object-count="0" meta:page-count="3" meta:paragraph-count="17" meta:word-count="26" meta:character-count="145"/>
    <dc:date>2020-01-20T21:39:59.15</dc:date>
    <meta:editing-duration>PT7M11S</meta:editing-duration>
    <meta:editing-cycles>1</meta:editing-cycles>
    <meta:generator>OpenOffice/4.1.6$Win32 OpenOffice.org_project/416m1$Build-9790</meta:generator>
  </office:meta>
</office:document-meta>
</file>